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Zachary Zimmerman</text:p>
      <text:p text:style-name="Standard">October 7 2014</text:p>
      <text:p text:style-name="Standard">Senior project interim report</text:p>
      <text:p text:style-name="P1"/>
      <text:p text:style-name="P1"><text:tab/>My overall project for this class is to create a website that aids in the planning of camping trips. The user will be able to put in all the trip parameters, and invite others to join the trip. This site will also include the ability to create checklists of gear and food that should be brought for a particular trip. The site will also send email alerts to users when they are invited, closer to the trip date, and send emails to emergency contacts if they do not come back on time. Additional functionality may be implemented ,depending on API usability, to automatically get weather reports and to download maps of the area.</text:p>
      <text:p text:style-name="P1"/>
      <text:p text:style-name="P1"><text:tab/>I have accomplished several elements of the project so far. I have created the web server to host the project on my own machine, which is accessible through a dynamic DNS web address. I created a database for the project along with a few tables of information. The login and user creation systems have been completed. The checklist system has been created so a user may create, edit, and delete their own checklists which are available on the main page. I also created some support functions for database interaction that aid development.</text:p>
      <text:p text:style-name="P1"/>
      <text:p text:style-name="P1"><text:tab/>There are several aspects of the project that still need to be developed. The system to create a trip has to be created, along with the ability to invite other users onto a particular trip. The system for emailing users and emergency contact has to be configured and developed. Integration with a weather and map API has to be researched and implemented if possible. The site also needs visual styling through CSS and HTML to make it more visually appealing.</text:p>
      <text:p text:style-name="P1"/>
      <text:p text:style-name="P1"><text:tab/>I estimate that the total trip system will take about 30 hours of development. Implementing the <text:soft-page-break/>email system will take roughly 7 hours. The time to complete the API integration still needs to be researched. I estimate the visual styling will take 5-10 hours to get into decent condition, but small changes and improvements will be made up until the project is due.</text:p>
      <text:p text:style-name="P1"><text:tab/></text:p>
      <text:p text:style-name="P1"><text:tab/>The only assistance I anticipate requiring is with the visual elements of the project. I have found a student in the class that is in the web development major that will be able to provide some help with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07T18:26:27.51</meta:creation-date>
    <dc:date>2014-10-07T19:19:01.40</dc:date>
    <meta:editing-duration>PT2M42S</meta:editing-duration>
    <meta:editing-cycles>2</meta:editing-cycles>
    <meta:generator>OpenOffice/4.1.0$Win32 OpenOffice.org_project/410m18$Build-9764</meta:generator>
    <meta:document-statistic meta:table-count="0" meta:image-count="0" meta:object-count="0" meta:page-count="2" meta:paragraph-count="9" meta:word-count="396" meta:character-count="2262"/>
  </office:meta>
</office:document-meta>
</file>